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7.71">
            <text:p>27.710</text:p>
          </table:table-cell>
          <table:table-cell office:value-type="float" office:value="10">
            <text:p>10</text:p>
          </table:table-cell>
          <table:table-cell table:formula="of:=[.C3]*1.01" office:value-type="float" office:value="30.6090790951445">
            <text:p>30.609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13.16">
            <text:p>13.16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4.5368271704115">
            <text:p>14.5368</text:p>
          </table:table-cell>
          <table:table-cell table:style-name="ce3" office:value-type="float" office:value="11.53">
            <text:p>11.5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7362931059912">
            <text:p>12.7363</text:p>
          </table:table-cell>
          <table:table-cell table:style-name="ce3" office:value-type="float" office:value="20.82">
            <text:p>20.82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22.9982326510613">
            <text:p>22.9982</text:p>
          </table:table-cell>
          <table:table-cell table:style-name="ce3" office:value-type="float" office:value="20.87">
            <text:p>20.87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23.0534637573318">
            <text:p>23.0535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27.71">
            <text:p>27.7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0.3060189060836">
            <text:p>30.306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13.16">
            <text:p>13.16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4.3928981885262">
            <text:p>14.3929</text:p>
          </table:table-cell>
          <table:table-cell table:style-name="ce4" table:formula="of:=[.S2]" office:value-type="float" office:value="11.53">
            <text:p>11.5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6101911940507">
            <text:p>12.6102</text:p>
          </table:table-cell>
          <table:table-cell table:style-name="ce4" table:formula="of:=[.V2]" office:value-type="float" office:value="20.82">
            <text:p>20.82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22.7705273772884">
            <text:p>22.7705</text:p>
          </table:table-cell>
          <table:table-cell table:style-name="ce4" table:formula="of:=[.Y2]" office:value-type="float" office:value="20.87">
            <text:p>20.87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22.8252116409226">
            <text:p>22.8252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27.71">
            <text:p>27.7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0.0059593129541">
            <text:p>30.0060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13.16">
            <text:p>13.16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4.2503942460655">
            <text:p>14.2504</text:p>
          </table:table-cell>
          <table:table-cell table:style-name="ce4" table:formula="of:=[.S3]" office:value-type="float" office:value="11.53">
            <text:p>11.5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4853378158918">
            <text:p>12.4853</text:p>
          </table:table-cell>
          <table:table-cell table:style-name="ce4" table:formula="of:=[.V3]" office:value-type="float" office:value="20.82">
            <text:p>20.82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22.5450766111766">
            <text:p>22.5451</text:p>
          </table:table-cell>
          <table:table-cell table:style-name="ce4" table:formula="of:=[.Y3]" office:value-type="float" office:value="20.87">
            <text:p>20.87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22.599219446458">
            <text:p>22.5992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27.71">
            <text:p>27.7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9.7088706068852">
            <text:p>29.7089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13.16">
            <text:p>13.16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4.1093012337283">
            <text:p>14.1093</text:p>
          </table:table-cell>
          <table:table-cell table:style-name="ce4" table:formula="of:=[.S4]" office:value-type="float" office:value="11.53">
            <text:p>11.5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3617206097938">
            <text:p>12.3617</text:p>
          </table:table-cell>
          <table:table-cell table:style-name="ce4" table:formula="of:=[.V4]" office:value-type="float" office:value="20.82">
            <text:p>20.82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22.321858030868">
            <text:p>22.3219</text:p>
          </table:table-cell>
          <table:table-cell table:style-name="ce4" table:formula="of:=[.Y4]" office:value-type="float" office:value="20.87">
            <text:p>20.87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22.3754647984733">
            <text:p>22.3755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27.71">
            <text:p>27.7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9.4147233731537">
            <text:p>29.4147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13.16">
            <text:p>13.16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3.9696051819092">
            <text:p>13.9696</text:p>
          </table:table-cell>
          <table:table-cell table:style-name="ce4" table:formula="of:=[.S5]" office:value-type="float" office:value="11.53">
            <text:p>11.5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2393273364295">
            <text:p>12.2393</text:p>
          </table:table-cell>
          <table:table-cell table:style-name="ce4" table:formula="of:=[.V5]" office:value-type="float" office:value="20.82">
            <text:p>20.82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22.1008495355128">
            <text:p>22.1008</text:p>
          </table:table-cell>
          <table:table-cell table:style-name="ce4" table:formula="of:=[.Y5]" office:value-type="float" office:value="20.87">
            <text:p>20.87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22.1539255430429">
            <text:p>22.1539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27.71">
            <text:p>27.7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29.123488488271">
            <text:p>29.123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13.16">
            <text:p>13.16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3.831292259316">
            <text:p>13.8313</text:p>
          </table:table-cell>
          <table:table-cell table:style-name="ce4" table:formula="of:=[.S6]" office:value-type="float" office:value="11.53">
            <text:p>11.5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118145877653">
            <text:p>12.1181</text:p>
          </table:table-cell>
          <table:table-cell table:style-name="ce4" table:formula="of:=[.V6]" office:value-type="float" office:value="20.82">
            <text:p>20.82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21.882029243082">
            <text:p>21.8820</text:p>
          </table:table-cell>
          <table:table-cell table:style-name="ce4" table:formula="of:=[.Y6]" office:value-type="float" office:value="20.87">
            <text:p>20.87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21.934579745587">
            <text:p>21.9346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27.71">
            <text:p>27.7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8.8351371171">
            <text:p>28.8351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13.16">
            <text:p>13.16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3.6943487716">
            <text:p>13.6943</text:p>
          </table:table-cell>
          <table:table-cell table:style-name="ce4" table:formula="of:=[.S7]" office:value-type="float" office:value="11.53">
            <text:p>11.5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9981642353">
            <text:p>11.9982</text:p>
          </table:table-cell>
          <table:table-cell table:style-name="ce4" table:formula="of:=[.V7]" office:value-type="float" office:value="20.82">
            <text:p>20.82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21.6653754882">
            <text:p>21.6654</text:p>
          </table:table-cell>
          <table:table-cell table:style-name="ce4" table:formula="of:=[.Y7]" office:value-type="float" office:value="20.87">
            <text:p>20.87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21.7174056887">
            <text:p>21.7174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27.71">
            <text:p>27.7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8.54964071">
            <text:p>28.5496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13.16">
            <text:p>13.16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3.55876116">
            <text:p>13.5588</text:p>
          </table:table-cell>
          <table:table-cell table:style-name="ce4" table:formula="of:=[.S8]" office:value-type="float" office:value="11.53">
            <text:p>11.5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87937053">
            <text:p>11.8794</text:p>
          </table:table-cell>
          <table:table-cell table:style-name="ce4" table:formula="of:=[.V8]" office:value-type="float" office:value="20.82">
            <text:p>20.82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21.45086682">
            <text:p>21.4509</text:p>
          </table:table-cell>
          <table:table-cell table:style-name="ce4" table:formula="of:=[.Y8]" office:value-type="float" office:value="20.87">
            <text:p>20.87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21.50238187">
            <text:p>21.5024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27.71">
            <text:p>27.7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28.266971">
            <text:p>28.2670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13.16">
            <text:p>13.16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3.424516">
            <text:p>13.4245</text:p>
          </table:table-cell>
          <table:table-cell table:style-name="ce4" table:formula="of:=[.S9]" office:value-type="float" office:value="11.53">
            <text:p>11.5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761753">
            <text:p>11.7618</text:p>
          </table:table-cell>
          <table:table-cell table:style-name="ce4" table:formula="of:=[.V9]" office:value-type="float" office:value="20.82">
            <text:p>20.82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21.238482">
            <text:p>21.2385</text:p>
          </table:table-cell>
          <table:table-cell table:style-name="ce4" table:formula="of:=[.Y9]" office:value-type="float" office:value="20.87">
            <text:p>20.87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21.289487">
            <text:p>21.2895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27.71">
            <text:p>27.7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27.9871">
            <text:p>27.9871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13.16">
            <text:p>13.16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3.2916">
            <text:p>13.2916</text:p>
          </table:table-cell>
          <table:table-cell table:style-name="ce4" table:formula="of:=[.S10]" office:value-type="float" office:value="11.53">
            <text:p>11.5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6453">
            <text:p>11.6453</text:p>
          </table:table-cell>
          <table:table-cell table:style-name="ce4" table:formula="of:=[.V10]" office:value-type="float" office:value="20.82">
            <text:p>20.82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21.0282">
            <text:p>21.0282</text:p>
          </table:table-cell>
          <table:table-cell table:style-name="ce4" table:formula="of:=[.Y10]" office:value-type="float" office:value="20.87">
            <text:p>20.87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21.0787">
            <text:p>21.0787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27.71">
            <text:p>27.7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27.71">
            <text:p>27.71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13.16">
            <text:p>13.16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3.16">
            <text:p>13.1600</text:p>
          </table:table-cell>
          <table:table-cell table:style-name="ce4" table:formula="of:=[.S11]" office:value-type="float" office:value="11.53">
            <text:p>11.5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53">
            <text:p>11.5300</text:p>
          </table:table-cell>
          <table:table-cell table:style-name="ce4" table:formula="of:=[.V11]" office:value-type="float" office:value="20.82">
            <text:p>20.82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20.82">
            <text:p>20.8200</text:p>
          </table:table-cell>
          <table:table-cell table:style-name="ce4" table:formula="of:=[.Y11]" office:value-type="float" office:value="20.87">
            <text:p>20.87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20.87">
            <text:p>20.87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27.71">
            <text:p>27.7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27.4356435643564">
            <text:p>27.4356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13.16">
            <text:p>13.16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3.029702970297">
            <text:p>13.0297</text:p>
          </table:table-cell>
          <table:table-cell table:style-name="ce4" table:formula="of:=[.S12]" office:value-type="float" office:value="11.53">
            <text:p>11.5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4158415841584">
            <text:p>11.4158</text:p>
          </table:table-cell>
          <table:table-cell table:style-name="ce4" table:formula="of:=[.V12]" office:value-type="float" office:value="20.82">
            <text:p>20.82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20.6138613861386">
            <text:p>20.6139</text:p>
          </table:table-cell>
          <table:table-cell table:style-name="ce4" table:formula="of:=[.Y12]" office:value-type="float" office:value="20.87">
            <text:p>20.87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20.6633663366337">
            <text:p>20.6634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27.71">
            <text:p>27.7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27.1640035290658">
            <text:p>27.1640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13.16">
            <text:p>13.16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2.9006960101951">
            <text:p>12.9007</text:p>
          </table:table-cell>
          <table:table-cell table:style-name="ce4" table:formula="of:=[.S13]" office:value-type="float" office:value="11.53">
            <text:p>11.5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3028134496618">
            <text:p>11.3028</text:p>
          </table:table-cell>
          <table:table-cell table:style-name="ce4" table:formula="of:=[.V13]" office:value-type="float" office:value="20.82">
            <text:p>20.82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20.4097637486521">
            <text:p>20.4098</text:p>
          </table:table-cell>
          <table:table-cell table:style-name="ce4" table:formula="of:=[.Y13]" office:value-type="float" office:value="20.87">
            <text:p>20.87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20.4587785511224">
            <text:p>20.4588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27.71">
            <text:p>27.7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6.895052999075">
            <text:p>26.8951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13.16">
            <text:p>13.16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2.7729663467278">
            <text:p>12.7730</text:p>
          </table:table-cell>
          <table:table-cell table:style-name="ce4" table:formula="of:=[.S14]" office:value-type="float" office:value="11.53">
            <text:p>11.5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1909044056057">
            <text:p>11.1909</text:p>
          </table:table-cell>
          <table:table-cell table:style-name="ce4" table:formula="of:=[.V14]" office:value-type="float" office:value="20.82">
            <text:p>20.82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20.2076868798536">
            <text:p>20.2077</text:p>
          </table:table-cell>
          <table:table-cell table:style-name="ce4" table:formula="of:=[.Y14]" office:value-type="float" office:value="20.87">
            <text:p>20.87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20.2562163872499">
            <text:p>20.2562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27.71">
            <text:p>27.7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6.6287653456188">
            <text:p>26.6288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13.16">
            <text:p>13.16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2.6465013333939">
            <text:p>12.6465</text:p>
          </table:table-cell>
          <table:table-cell table:style-name="ce4" table:formula="of:=[.S15]" office:value-type="float" office:value="11.53">
            <text:p>11.5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1.0801033718869">
            <text:p>11.0801</text:p>
          </table:table-cell>
          <table:table-cell table:style-name="ce4" table:formula="of:=[.V15]" office:value-type="float" office:value="20.82">
            <text:p>20.82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20.0076107721322">
            <text:p>20.0076</text:p>
          </table:table-cell>
          <table:table-cell table:style-name="ce4" table:formula="of:=[.Y15]" office:value-type="float" office:value="20.87">
            <text:p>20.87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20.0556597893564">
            <text:p>20.0557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27.71">
            <text:p>27.7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26.365114203583">
            <text:p>26.3651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13.16">
            <text:p>13.16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2.5212884489048">
            <text:p>12.5213</text:p>
          </table:table-cell>
          <table:table-cell table:style-name="ce4" table:formula="of:=[.S16]" office:value-type="float" office:value="11.53">
            <text:p>11.5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9703993781058">
            <text:p>10.9704</text:p>
          </table:table-cell>
          <table:table-cell table:style-name="ce4" table:formula="of:=[.V16]" office:value-type="float" office:value="20.82">
            <text:p>20.82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9.8095156159725">
            <text:p>19.8095</text:p>
          </table:table-cell>
          <table:table-cell table:style-name="ce4" table:formula="of:=[.Y16]" office:value-type="float" office:value="20.87">
            <text:p>20.87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9.8570889003528">
            <text:p>19.8571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27.71">
            <text:p>27.7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6.1040734688941">
            <text:p>26.1041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13.16">
            <text:p>13.16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2.3973152959454">
            <text:p>12.3973</text:p>
          </table:table-cell>
          <table:table-cell table:style-name="ce4" table:formula="of:=[.S17]" office:value-type="float" office:value="11.53">
            <text:p>11.5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861781562481">
            <text:p>10.8618</text:p>
          </table:table-cell>
          <table:table-cell table:style-name="ce4" table:formula="of:=[.V17]" office:value-type="float" office:value="20.82">
            <text:p>20.82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9.6133817979926">
            <text:p>19.6134</text:p>
          </table:table-cell>
          <table:table-cell table:style-name="ce4" table:formula="of:=[.Y17]" office:value-type="float" office:value="20.87">
            <text:p>20.87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9.6604840597553">
            <text:p>19.6605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27.71">
            <text:p>27.7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5.8456172959347">
            <text:p>25.8456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13.16">
            <text:p>13.16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2.2745695999459">
            <text:p>12.2746</text:p>
          </table:table-cell>
          <table:table-cell table:style-name="ce4" table:formula="of:=[.S18]" office:value-type="float" office:value="11.53">
            <text:p>11.5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7542391707733">
            <text:p>10.7542</text:p>
          </table:table-cell>
          <table:table-cell table:style-name="ce4" table:formula="of:=[.V18]" office:value-type="float" office:value="20.82">
            <text:p>20.82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9.4191898990026">
            <text:p>19.4192</text:p>
          </table:table-cell>
          <table:table-cell table:style-name="ce4" table:formula="of:=[.Y18]" office:value-type="float" office:value="20.87">
            <text:p>20.87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9.4658258017379">
            <text:p>19.4658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27.71">
            <text:p>27.7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5.5897200949849">
            <text:p>25.5897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13.16">
            <text:p>13.16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2.1530392078672">
            <text:p>12.1530</text:p>
          </table:table-cell>
          <table:table-cell table:style-name="ce4" table:formula="of:=[.S19]" office:value-type="float" office:value="11.53">
            <text:p>11.5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6477615552211">
            <text:p>10.6478</text:p>
          </table:table-cell>
          <table:table-cell table:style-name="ce4" table:formula="of:=[.V19]" office:value-type="float" office:value="20.82">
            <text:p>20.82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9.2269206920817">
            <text:p>19.2269</text:p>
          </table:table-cell>
          <table:table-cell table:style-name="ce4" table:formula="of:=[.Y19]" office:value-type="float" office:value="20.87">
            <text:p>20.87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9.2730948532059">
            <text:p>19.273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27.71">
            <text:p>27.7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5.336356529688">
            <text:p>25.3364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13.16">
            <text:p>13.16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2.0327120869973">
            <text:p>12.0327</text:p>
          </table:table-cell>
          <table:table-cell table:style-name="ce4" table:formula="of:=[.S20]" office:value-type="float" office:value="11.53">
            <text:p>11.5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5423381734862">
            <text:p>10.5423</text:p>
          </table:table-cell>
          <table:table-cell table:style-name="ce4" table:formula="of:=[.V20]" office:value-type="float" office:value="20.82">
            <text:p>20.82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9.036555140675">
            <text:p>19.0366</text:p>
          </table:table-cell>
          <table:table-cell table:style-name="ce4" table:formula="of:=[.Y20]" office:value-type="float" office:value="20.87">
            <text:p>20.87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9.082272131887">
            <text:p>19.0823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27.71">
            <text:p>27.7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5.0855015145426">
            <text:p>25.085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13.16">
            <text:p>13.16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1.9135763237597">
            <text:p>11.9136</text:p>
          </table:table-cell>
          <table:table-cell table:style-name="ce4" table:formula="of:=[.S21]" office:value-type="float" office:value="11.53">
            <text:p>11.5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4379585876101">
            <text:p>10.4380</text:p>
          </table:table-cell>
          <table:table-cell table:style-name="ce4" table:formula="of:=[.V21]" office:value-type="float" office:value="20.82">
            <text:p>20.82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8.8480743967079">
            <text:p>18.8481</text:p>
          </table:table-cell>
          <table:table-cell table:style-name="ce4" table:formula="of:=[.Y21]" office:value-type="float" office:value="20.87">
            <text:p>20.87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8.8933387444426">
            <text:p>18.893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3.16">
            <text:p>23.160</text:p>
          </table:table-cell>
          <table:table-cell office:value-type="float" office:value="10">
            <text:p>10</text:p>
          </table:table-cell>
          <table:table-cell table:formula="of:=[.C26]*1.01" office:value-type="float" office:value="25.5830484245235">
            <text:p>25.5830</text:p>
          </table:table-cell>
          <table:table-cell table:style-name="ce3" office:value-type="float" office:value="6.03">
            <text:p>6.03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6.66087141622956">
            <text:p>6.6609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3.09">
            <text:p>13.090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4.4595036216327">
            <text:p>14.4595</text:p>
          </table:table-cell>
          <table:table-cell table:style-name="ce3" office:value-type="float" office:value="1.114">
            <text:p>1.114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1.23054904770808">
            <text:p>1.2305</text:p>
          </table:table-cell>
          <table:table-cell table:style-name="ce3" office:value-type="float" office:value="1.117">
            <text:p>1.117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23386291408432">
            <text:p>1.2339</text:p>
          </table:table-cell>
          <table:table-cell table:style-name="ce3" office:value-type="float" office:value="1.074">
            <text:p>1.074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8636416269163">
            <text:p>1.1864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23.16">
            <text:p>23.16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25.3297509153698">
            <text:p>25.3298</text:p>
          </table:table-cell>
          <table:table-cell table:style-name="ce4" table:formula="of:=[.D25]" office:value-type="float" office:value="6.03">
            <text:p>6.03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6.5949221942867">
            <text:p>6.5949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3.09">
            <text:p>13.090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4.3163402194383">
            <text:p>14.3163</text:p>
          </table:table-cell>
          <table:table-cell table:style-name="ce4" table:formula="of:=[.S25]" office:value-type="float" office:value="1.114">
            <text:p>1.114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1.21836539377038">
            <text:p>1.2184</text:p>
          </table:table-cell>
          <table:table-cell table:style-name="ce4" table:formula="of:=[.V25]" office:value-type="float" office:value="1.117">
            <text:p>1.117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22164644958843">
            <text:p>1.2216</text:p>
          </table:table-cell>
          <table:table-cell table:style-name="ce4" table:formula="of:=[.Y25]" office:value-type="float" office:value="1.074">
            <text:p>1.074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74617982863">
            <text:p>1.1746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23.16">
            <text:p>23.16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25.0789613023463">
            <text:p>25.0790</text:p>
          </table:table-cell>
          <table:table-cell table:style-name="ce4" table:formula="of:=[.D26]" office:value-type="float" office:value="6.03">
            <text:p>6.03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6.52962593493732">
            <text:p>6.5296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3.09">
            <text:p>13.090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4.1745942766716">
            <text:p>14.1746</text:p>
          </table:table-cell>
          <table:table-cell table:style-name="ce4" table:formula="of:=[.S26]" office:value-type="float" office:value="1.114">
            <text:p>1.114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1.20630237006968">
            <text:p>1.2063</text:p>
          </table:table-cell>
          <table:table-cell table:style-name="ce4" table:formula="of:=[.V26]" office:value-type="float" office:value="1.117">
            <text:p>1.117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0955094018657">
            <text:p>1.2096</text:p>
          </table:table-cell>
          <table:table-cell table:style-name="ce4" table:formula="of:=[.Y26]" office:value-type="float" office:value="1.074">
            <text:p>1.074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6298810184456">
            <text:p>1.1630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23.16">
            <text:p>23.16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24.8306547547984">
            <text:p>24.8307</text:p>
          </table:table-cell>
          <table:table-cell table:style-name="ce4" table:formula="of:=[.D27]" office:value-type="float" office:value="6.03">
            <text:p>6.03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6.46497617320527">
            <text:p>6.4650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3.09">
            <text:p>13.090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4.0342517590808">
            <text:p>14.0343</text:p>
          </table:table-cell>
          <table:table-cell table:style-name="ce4" table:formula="of:=[.S27]" office:value-type="float" office:value="1.114">
            <text:p>1.114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1.19435878224721">
            <text:p>1.1944</text:p>
          </table:table-cell>
          <table:table-cell table:style-name="ce4" table:formula="of:=[.V27]" office:value-type="float" office:value="1.117">
            <text:p>1.117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19757518830353">
            <text:p>1.1976</text:p>
          </table:table-cell>
          <table:table-cell table:style-name="ce4" table:formula="of:=[.Y27]" office:value-type="float" office:value="1.074">
            <text:p>1.074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15147336816293">
            <text:p>1.1515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23.16">
            <text:p>23.16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24.5848066879192">
            <text:p>24.5848</text:p>
          </table:table-cell>
          <table:table-cell table:style-name="ce4" table:formula="of:=[.D28]" office:value-type="float" office:value="6.03">
            <text:p>6.03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6.40096650812403">
            <text:p>6.401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3.09">
            <text:p>13.090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3.8952987713671">
            <text:p>13.8953</text:p>
          </table:table-cell>
          <table:table-cell table:style-name="ce4" table:formula="of:=[.S28]" office:value-type="float" office:value="1.114">
            <text:p>1.114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1.18253344776951">
            <text:p>1.1825</text:p>
          </table:table-cell>
          <table:table-cell table:style-name="ce4" table:formula="of:=[.V28]" office:value-type="float" office:value="1.117">
            <text:p>1.117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18571800822132">
            <text:p>1.1857</text:p>
          </table:table-cell>
          <table:table-cell table:style-name="ce4" table:formula="of:=[.Y28]" office:value-type="float" office:value="1.074">
            <text:p>1.074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14007264174547">
            <text:p>1.1401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23.16">
            <text:p>23.16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24.341392760316">
            <text:p>24.3414</text:p>
          </table:table-cell>
          <table:table-cell table:style-name="ce4" table:formula="of:=[.D29]" office:value-type="float" office:value="6.03">
            <text:p>6.03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6.337590602103">
            <text:p>6.3376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3.09">
            <text:p>13.090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3.757721555809">
            <text:p>13.7577</text:p>
          </table:table-cell>
          <table:table-cell table:style-name="ce4" table:formula="of:=[.S29]" office:value-type="float" office:value="1.114">
            <text:p>1.114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1.1708251958114">
            <text:p>1.1708</text:p>
          </table:table-cell>
          <table:table-cell table:style-name="ce4" table:formula="of:=[.V29]" office:value-type="float" office:value="1.117">
            <text:p>1.117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1739782259617">
            <text:p>1.1740</text:p>
          </table:table-cell>
          <table:table-cell table:style-name="ce4" table:formula="of:=[.Y29]" office:value-type="float" office:value="1.074">
            <text:p>1.074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1287847938074">
            <text:p>1.1288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23.16">
            <text:p>23.16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24.1003888716">
            <text:p>24.1004</text:p>
          </table:table-cell>
          <table:table-cell table:style-name="ce4" table:formula="of:=[.D30]" office:value-type="float" office:value="6.03">
            <text:p>6.03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6.2748421803">
            <text:p>6.2748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3.09">
            <text:p>13.090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3.6215064909">
            <text:p>13.6215</text:p>
          </table:table-cell>
          <table:table-cell table:style-name="ce4" table:formula="of:=[.S30]" office:value-type="float" office:value="1.114">
            <text:p>1.114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1.15923286714">
            <text:p>1.1592</text:p>
          </table:table-cell>
          <table:table-cell table:style-name="ce4" table:formula="of:=[.V30]" office:value-type="float" office:value="1.117">
            <text:p>1.117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16235467917">
            <text:p>1.1624</text:p>
          </table:table-cell>
          <table:table-cell table:style-name="ce4" table:formula="of:=[.Y30]" office:value-type="float" office:value="1.074">
            <text:p>1.074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11760870674">
            <text:p>1.117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23.16">
            <text:p>23.16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23.86177116">
            <text:p>23.8618</text:p>
          </table:table-cell>
          <table:table-cell table:style-name="ce4" table:formula="of:=[.D31]" office:value-type="float" office:value="6.03">
            <text:p>6.03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6.21271503">
            <text:p>6.2127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3.09">
            <text:p>13.090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3.48664009">
            <text:p>13.4866</text:p>
          </table:table-cell>
          <table:table-cell table:style-name="ce4" table:formula="of:=[.S31]" office:value-type="float" office:value="1.114">
            <text:p>1.114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1.147755314">
            <text:p>1.1478</text:p>
          </table:table-cell>
          <table:table-cell table:style-name="ce4" table:formula="of:=[.V31]" office:value-type="float" office:value="1.117">
            <text:p>1.117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150846217">
            <text:p>1.1508</text:p>
          </table:table-cell>
          <table:table-cell table:style-name="ce4" table:formula="of:=[.Y31]" office:value-type="float" office:value="1.074">
            <text:p>1.074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106543274">
            <text:p>1.1065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23.16">
            <text:p>23.16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23.625516">
            <text:p>23.6255</text:p>
          </table:table-cell>
          <table:table-cell table:style-name="ce4" table:formula="of:=[.D32]" office:value-type="float" office:value="6.03">
            <text:p>6.03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6.151203">
            <text:p>6.1512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3.09">
            <text:p>13.090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3.353109">
            <text:p>13.3531</text:p>
          </table:table-cell>
          <table:table-cell table:style-name="ce4" table:formula="of:=[.S32]" office:value-type="float" office:value="1.114">
            <text:p>1.114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1.1363914">
            <text:p>1.1364</text:p>
          </table:table-cell>
          <table:table-cell table:style-name="ce4" table:formula="of:=[.V32]" office:value-type="float" office:value="1.117">
            <text:p>1.117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1394517">
            <text:p>1.1395</text:p>
          </table:table-cell>
          <table:table-cell table:style-name="ce4" table:formula="of:=[.Y32]" office:value-type="float" office:value="1.074">
            <text:p>1.074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955874">
            <text:p>1.0956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23.16">
            <text:p>23.16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23.3916">
            <text:p>23.3916</text:p>
          </table:table-cell>
          <table:table-cell table:style-name="ce4" table:formula="of:=[.D33]" office:value-type="float" office:value="6.03">
            <text:p>6.03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6.0903">
            <text:p>6.0903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3.09">
            <text:p>13.090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3.2209">
            <text:p>13.2209</text:p>
          </table:table-cell>
          <table:table-cell table:style-name="ce4" table:formula="of:=[.S33]" office:value-type="float" office:value="1.114">
            <text:p>1.114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1.12514">
            <text:p>1.1251</text:p>
          </table:table-cell>
          <table:table-cell table:style-name="ce4" table:formula="of:=[.V33]" office:value-type="float" office:value="1.117">
            <text:p>1.117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12817">
            <text:p>1.1282</text:p>
          </table:table-cell>
          <table:table-cell table:style-name="ce4" table:formula="of:=[.Y33]" office:value-type="float" office:value="1.074">
            <text:p>1.074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8474">
            <text:p>1.0847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23.16">
            <text:p>23.16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23.16">
            <text:p>23.1600</text:p>
          </table:table-cell>
          <table:table-cell table:style-name="ce4" table:formula="of:=[.D34]" office:value-type="float" office:value="6.03">
            <text:p>6.03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6.03">
            <text:p>6.03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3.09">
            <text:p>13.090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3.09">
            <text:p>13.0900</text:p>
          </table:table-cell>
          <table:table-cell table:style-name="ce4" table:formula="of:=[.S34]" office:value-type="float" office:value="1.114">
            <text:p>1.114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1.114">
            <text:p>1.1140</text:p>
          </table:table-cell>
          <table:table-cell table:style-name="ce4" table:formula="of:=[.V34]" office:value-type="float" office:value="1.117">
            <text:p>1.117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17">
            <text:p>1.1170</text:p>
          </table:table-cell>
          <table:table-cell table:style-name="ce4" table:formula="of:=[.Y34]" office:value-type="float" office:value="1.074">
            <text:p>1.074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74">
            <text:p>1.074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23.16">
            <text:p>23.16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22.9306930693069">
            <text:p>22.9307</text:p>
          </table:table-cell>
          <table:table-cell table:style-name="ce4" table:formula="of:=[.D35]" office:value-type="float" office:value="6.03">
            <text:p>6.03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5.97029702970297">
            <text:p>5.9703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3.09">
            <text:p>13.090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2.960396039604">
            <text:p>12.9604</text:p>
          </table:table-cell>
          <table:table-cell table:style-name="ce4" table:formula="of:=[.S35]" office:value-type="float" office:value="1.114">
            <text:p>1.114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1.1029702970297">
            <text:p>1.1030</text:p>
          </table:table-cell>
          <table:table-cell table:style-name="ce4" table:formula="of:=[.V35]" office:value-type="float" office:value="1.117">
            <text:p>1.117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0594059405941">
            <text:p>1.1059</text:p>
          </table:table-cell>
          <table:table-cell table:style-name="ce4" table:formula="of:=[.Y35]" office:value-type="float" office:value="1.074">
            <text:p>1.074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6336633663366">
            <text:p>1.0634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23.16">
            <text:p>23.16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22.7036565042643">
            <text:p>22.7037</text:p>
          </table:table-cell>
          <table:table-cell table:style-name="ce4" table:formula="of:=[.D36]" office:value-type="float" office:value="6.03">
            <text:p>6.03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5.91118517792373">
            <text:p>5.9112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3.09">
            <text:p>13.090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2.8320752867366">
            <text:p>12.8321</text:p>
          </table:table-cell>
          <table:table-cell table:style-name="ce4" table:formula="of:=[.S36]" office:value-type="float" office:value="1.114">
            <text:p>1.114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1.09204979903931">
            <text:p>1.0920</text:p>
          </table:table-cell>
          <table:table-cell table:style-name="ce4" table:formula="of:=[.V36]" office:value-type="float" office:value="1.117">
            <text:p>1.117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09499068718753">
            <text:p>1.0950</text:p>
          </table:table-cell>
          <table:table-cell table:style-name="ce4" table:formula="of:=[.Y36]" office:value-type="float" office:value="1.074">
            <text:p>1.074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5283795706303">
            <text:p>1.0528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23.16">
            <text:p>23.16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22.4788678260042">
            <text:p>22.4789</text:p>
          </table:table-cell>
          <table:table-cell table:style-name="ce4" table:formula="of:=[.D37]" office:value-type="float" office:value="6.03">
            <text:p>6.03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5.8526585920037">
            <text:p>5.8527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3.09">
            <text:p>13.090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2.7050250363729">
            <text:p>12.7050</text:p>
          </table:table-cell>
          <table:table-cell table:style-name="ce4" table:formula="of:=[.S37]" office:value-type="float" office:value="1.114">
            <text:p>1.114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1.0812374247914">
            <text:p>1.0812</text:p>
          </table:table-cell>
          <table:table-cell table:style-name="ce4" table:formula="of:=[.V37]" office:value-type="float" office:value="1.117">
            <text:p>1.117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08414919523518">
            <text:p>1.0841</text:p>
          </table:table-cell>
          <table:table-cell table:style-name="ce4" table:formula="of:=[.Y37]" office:value-type="float" office:value="1.074">
            <text:p>1.074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04241381887429">
            <text:p>1.0424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23.16">
            <text:p>23.16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22.256304778222">
            <text:p>22.2563</text:p>
          </table:table-cell>
          <table:table-cell table:style-name="ce4" table:formula="of:=[.D38]" office:value-type="float" office:value="6.03">
            <text:p>6.03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5.79471147723138">
            <text:p>5.794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3.09">
            <text:p>13.090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2.5792327092801">
            <text:p>12.5792</text:p>
          </table:table-cell>
          <table:table-cell table:style-name="ce4" table:formula="of:=[.S38]" office:value-type="float" office:value="1.114">
            <text:p>1.114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1.07053210375386">
            <text:p>1.0705</text:p>
          </table:table-cell>
          <table:table-cell table:style-name="ce4" table:formula="of:=[.V38]" office:value-type="float" office:value="1.117">
            <text:p>1.117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07341504478731">
            <text:p>1.0734</text:p>
          </table:table-cell>
          <table:table-cell table:style-name="ce4" table:formula="of:=[.Y38]" office:value-type="float" office:value="1.074">
            <text:p>1.074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03209288997454">
            <text:p>1.0321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23.16">
            <text:p>23.16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22.0359453249723">
            <text:p>22.0359</text:p>
          </table:table-cell>
          <table:table-cell table:style-name="ce4" table:formula="of:=[.D39]" office:value-type="float" office:value="6.03">
            <text:p>6.03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5.73733809626869">
            <text:p>5.7373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3.09">
            <text:p>13.090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2.4546858507723">
            <text:p>12.4547</text:p>
          </table:table-cell>
          <table:table-cell table:style-name="ce4" table:formula="of:=[.S39]" office:value-type="float" office:value="1.114">
            <text:p>1.114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1.05993277599392">
            <text:p>1.0599</text:p>
          </table:table-cell>
          <table:table-cell table:style-name="ce4" table:formula="of:=[.V39]" office:value-type="float" office:value="1.117">
            <text:p>1.117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06278717305674">
            <text:p>1.0628</text:p>
          </table:table-cell>
          <table:table-cell table:style-name="ce4" table:formula="of:=[.Y39]" office:value-type="float" office:value="1.074">
            <text:p>1.074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02187414848965">
            <text:p>1.0219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23.16">
            <text:p>23.16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21.8177676484874">
            <text:p>21.8178</text:p>
          </table:table-cell>
          <table:table-cell table:style-name="ce4" table:formula="of:=[.D40]" office:value-type="float" office:value="6.03">
            <text:p>6.03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5.68053276858287">
            <text:p>5.6805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3.09">
            <text:p>13.090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2.3313721294776">
            <text:p>12.3314</text:p>
          </table:table-cell>
          <table:table-cell table:style-name="ce4" table:formula="of:=[.S40]" office:value-type="float" office:value="1.114">
            <text:p>1.114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1.04943839207319">
            <text:p>1.0494</text:p>
          </table:table-cell>
          <table:table-cell table:style-name="ce4" table:formula="of:=[.V40]" office:value-type="float" office:value="1.117">
            <text:p>1.117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05226452777895">
            <text:p>1.0523</text:p>
          </table:table-cell>
          <table:table-cell table:style-name="ce4" table:formula="of:=[.Y40]" office:value-type="float" office:value="1.074">
            <text:p>1.074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01175658266302">
            <text:p>1.0118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23.16">
            <text:p>23.16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21.6017501470173">
            <text:p>21.6018</text:p>
          </table:table-cell>
          <table:table-cell table:style-name="ce4" table:formula="of:=[.D41]" office:value-type="float" office:value="6.03">
            <text:p>6.03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5.62428986988403">
            <text:p>5.6243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3.09">
            <text:p>13.090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2.2092793361164">
            <text:p>12.2093</text:p>
          </table:table-cell>
          <table:table-cell table:style-name="ce4" table:formula="of:=[.S41]" office:value-type="float" office:value="1.114">
            <text:p>1.114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1.03904791294375">
            <text:p>1.0390</text:p>
          </table:table-cell>
          <table:table-cell table:style-name="ce4" table:formula="of:=[.V41]" office:value-type="float" office:value="1.117">
            <text:p>1.117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04184606710787">
            <text:p>1.0418</text:p>
          </table:table-cell>
          <table:table-cell table:style-name="ce4" table:formula="of:=[.Y41]" office:value-type="float" office:value="1.074">
            <text:p>1.074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00173919075546">
            <text:p>1.0017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23.16">
            <text:p>23.16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21.3878714326903">
            <text:p>21.3879</text:p>
          </table:table-cell>
          <table:table-cell table:style-name="ce4" table:formula="of:=[.D42]" office:value-type="float" office:value="6.03">
            <text:p>6.03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5.56860383156834">
            <text:p>5.5686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3.09">
            <text:p>13.090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2.0883953822935">
            <text:p>12.0884</text:p>
          </table:table-cell>
          <table:table-cell table:style-name="ce4" table:formula="of:=[.S42]" office:value-type="float" office:value="1.114">
            <text:p>1.114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1.0287603098453">
            <text:p>1.0288</text:p>
          </table:table-cell>
          <table:table-cell table:style-name="ce4" table:formula="of:=[.V42]" office:value-type="float" office:value="1.117">
            <text:p>1.117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03153075951274">
            <text:p>1.0315</text:p>
          </table:table-cell>
          <table:table-cell table:style-name="ce4" table:formula="of:=[.Y42]" office:value-type="float" office:value="1.074">
            <text:p>1.074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91820980946004">
            <text:p>0.9918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23.16">
            <text:p>23.16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21.1761103293964">
            <text:p>21.1761</text:p>
          </table:table-cell>
          <table:table-cell table:style-name="ce4" table:formula="of:=[.D43]" office:value-type="float" office:value="6.03">
            <text:p>6.03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5.51346914016668">
            <text:p>5.5135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3.09">
            <text:p>13.090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1.9687082993005">
            <text:p>11.9687</text:p>
          </table:table-cell>
          <table:table-cell table:style-name="ce4" table:formula="of:=[.S43]" office:value-type="float" office:value="1.114">
            <text:p>1.114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1.01857456420326">
            <text:p>1.0186</text:p>
          </table:table-cell>
          <table:table-cell table:style-name="ce4" table:formula="of:=[.V43]" office:value-type="float" office:value="1.117">
            <text:p>1.117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2131758367598">
            <text:p>1.0213</text:p>
          </table:table-cell>
          <table:table-cell table:style-name="ce4" table:formula="of:=[.Y43]" office:value-type="float" office:value="1.074">
            <text:p>1.074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82000971233667">
            <text:p>0.9820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23.16">
            <text:p>23.16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20.9664458706895">
            <text:p>20.9664</text:p>
          </table:table-cell>
          <table:table-cell table:style-name="ce4" table:formula="of:=[.D44]" office:value-type="float" office:value="6.03">
            <text:p>6.03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5.45888033679869">
            <text:p>5.4589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3.09">
            <text:p>13.090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1.8502062369312">
            <text:p>11.8502</text:p>
          </table:table-cell>
          <table:table-cell table:style-name="ce4" table:formula="of:=[.S44]" office:value-type="float" office:value="1.114">
            <text:p>1.114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1.00848966752798">
            <text:p>1.0085</text:p>
          </table:table-cell>
          <table:table-cell table:style-name="ce4" table:formula="of:=[.V44]" office:value-type="float" office:value="1.117">
            <text:p>1.117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1120552839206">
            <text:p>1.0112</text:p>
          </table:table-cell>
          <table:table-cell table:style-name="ce4" table:formula="of:=[.Y44]" office:value-type="float" office:value="1.074">
            <text:p>1.074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72278189340264">
            <text:p>0.9723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2015／01／22</text:date>, <text:time>12:48:5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1-22T12:48:57.62</dc:date>
    <meta:editing-duration>P13DT23H31M27S</meta:editing-duration>
    <meta:editing-cycles>34</meta:editing-cycles>
    <meta:generator>OpenOffice/4.1.1$Win32 OpenOffice.org_project/411m6$Build-9775</meta:generator>
    <meta:document-statistic meta:table-count="5" meta:cell-count="2241" meta:object-count="0"/>
  </office:meta>
</office:document-meta>
</file>